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7000005428E0D6FFE8A6ECF63.png" manifest:media-type="image/png"/>
  <manifest:file-entry manifest:full-path="Pictures/1000000100000297000002A144D702AC486968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2.906cm"/>
    </style:style>
    <style:style style:name="gr3" style:family="graphic" style:parent-style-name="standard">
      <style:graphic-properties draw:stroke="none" svg:stroke-color="#111111" draw:fill="solid" draw:fill-color="#ffffff" draw:opacity="85%" draw:textarea-vertical-align="middle" draw:auto-grow-height="true" draw:auto-grow-width="false" fo:min-height="1.343cm" draw:shadow-opacity="85%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343cm" draw:shadow-opacity="85%"/>
      <style:paragraph-properties style:writing-mode="lr-tb"/>
    </style:style>
    <style:style style:name="gr5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1.727cm"/>
    </style:style>
    <style:style style:name="gr6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4.222cm"/>
    </style:style>
    <style:style style:name="gr7" style:family="graphic" style:parent-style-name="standard">
      <style:graphic-properties draw:stroke="none" svg:stroke-color="#000000" draw:fill="solid" draw:fill-color="#ffffff" draw:opacity="75%" draw:textarea-vertical-align="middle" draw:auto-grow-height="true" draw:auto-grow-width="false" fo:min-height="0.75cm" draw:shadow-opacity="75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weight="bold" fo:background-color="#ddddd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-color="#1e6a39"/>
      <style:paragraph-properties fo:text-align="center"/>
    </style:style>
    <style:style style:name="P7" style:family="paragraph">
      <loext:graphic-properties draw:fill="solid" draw:fill-color="#ffffff" draw:opacity="75%"/>
      <style:paragraph-properties fo:text-align="center" style:writing-mode="lr-tb"/>
      <style:text-properties fo:color="#1e6a39" loext:opacity="100%" loext:color-lum-mod="100%" loext:color-lum-off="0%" fo:font-weight="bold" style:font-weight-asian="bold" style:font-weight-complex="bold"/>
    </style:style>
    <style:style style:name="P8" style:family="paragraph">
      <loext:graphic-properties draw:fill="solid" draw:fill-color="#ffffff" draw:opacity="75%"/>
      <style:paragraph-properties fo:text-align="center" style:writing-mode="lr-tb"/>
      <style:text-properties fo:color="#ff4000" loext:opacity="100%" loext:color-lum-mod="100%" loext:color-lum-off="0%" fo:font-weight="bold" style:font-weight-asian="bold" style:font-weight-complex="bold"/>
    </style:style>
    <style:style style:name="T1" style:family="text">
      <style:text-properties fo:color="#ff4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1e6a39" loext:opacity="100%" fo:font-weight="bold" style:font-weight-asian="bold" style:font-weight-complex="bold"/>
    </style:style>
    <style:style style:name="T4" style:family="text">
      <style:text-properties fo:color="#1e6a3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4000" loext:opacity="100%" fo:font-weight="bold" style:font-weight-asian="bold" style:font-weight-complex="bold"/>
    </style:style>
    <style:style style:name="T6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36cm" svg:height="9.5cm" svg:x="0cm" svg:y="0cm">
            <draw:image xlink:href="Pictures/1000000100000297000002A144D702AC486968A9.png" xlink:type="simple" xlink:show="embed" xlink:actuate="onLoad" draw:mime-type="image/png">
              <text:p/>
            </draw:image>
          </draw:frame>
          <draw:frame draw:style-name="gr1" draw:text-style-name="P1" draw:layer="layout" svg:width="9.31cm" svg:height="9.5cm" svg:x="9.29cm" svg:y="0cm">
            <draw:image xlink:href="Pictures/1000000100000527000005428E0D6FFE8A6ECF63.png" xlink:type="simple" xlink:show="embed" xlink:actuate="onLoad" draw:mime-type="image/png">
              <text:p/>
            </draw:image>
          </draw:frame>
          <draw:custom-shape draw:style-name="gr2" draw:text-style-name="P2" draw:layer="layout" svg:width="3.75cm" svg:height="0.5cm" draw:transform="rotate (-1.5707963267949) translate (6.85cm 2.8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2" draw:layer="layout" svg:width="3.75cm" svg:height="0.5cm" draw:transform="rotate (-1.5707963267949) translate (10.95cm 0.2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3" draw:text-style-name="P4" draw:layer="layout" svg:width="2.25cm" svg:height="1.593cm" svg:x="3.5cm" svg:y="7.157cm">
            <draw:text-box>
              <text:p text:style-name="P3"><text:span text:style-name="T1">EP</text:span><text:span text:style-name="T2">1</text:span></text:p>
            </draw:text-box>
          </draw:frame>
          <draw:frame draw:style-name="gr4" draw:text-style-name="P5" draw:layer="layout" svg:width="2.25cm" svg:height="1.593cm" svg:x="3.5cm" svg:y="4.058cm">
            <draw:text-box>
              <text:p text:style-name="P3"><text:span text:style-name="T1">EP</text:span><text:span text:style-name="T2">2</text:span></text:p>
            </draw:text-box>
          </draw:frame>
          <draw:frame draw:style-name="gr4" draw:text-style-name="P5" draw:layer="layout" svg:width="2.25cm" svg:height="1.593cm" svg:x="3.5cm" svg:y="0.658cm">
            <draw:text-box>
              <text:p text:style-name="P3"><text:span text:style-name="T1">EP</text:span><text:span text:style-name="T2">1</text:span></text:p>
            </draw:text-box>
          </draw:frame>
          <draw:frame draw:style-name="gr4" draw:text-style-name="P5" draw:layer="layout" svg:width="2.25cm" svg:height="1.593cm" svg:x="12.8cm" svg:y="5.559cm">
            <draw:text-box>
              <text:p text:style-name="P3"><text:span text:style-name="T1">EP</text:span><text:span text:style-name="T2">1</text:span></text:p>
            </draw:text-box>
          </draw:frame>
          <draw:frame draw:style-name="gr4" draw:text-style-name="P5" draw:layer="layout" svg:width="2.25cm" svg:height="1.593cm" svg:x="12.7cm" svg:y="1.359cm">
            <draw:text-box>
              <text:p text:style-name="P3"><text:span text:style-name="T1">EP</text:span><text:span text:style-name="T2">2</text:span></text:p>
            </draw:text-box>
          </draw:frame>
          <draw:custom-shape draw:style-name="gr5" draw:text-style-name="P6" draw:layer="layout" svg:width="2.451cm" svg:height="0.5cm" draw:transform="rotate (-1.5707963267949) translate (6.85cm 6.7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6" draw:layer="layout" svg:width="2.451cm" svg:height="0.5cm" draw:transform="rotate (-1.5707963267949) translate (6.85cm 0.2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6" draw:layer="layout" svg:width="5.2cm" svg:height="0.5cm" draw:transform="rotate (-1.5707963267949) translate (10.95cm 4.0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7" draw:layer="layout" svg:width="1.5cm" svg:height="1cm" svg:x="6.75cm" svg:y="1cm">
            <draw:text-box>
              <text:p text:style-name="P3"><text:span text:style-name="T3">L</text:span><text:span text:style-name="T4">1</text:span></text:p>
            </draw:text-box>
          </draw:frame>
          <draw:frame draw:style-name="gr7" draw:text-style-name="P7" draw:layer="layout" svg:width="1.5cm" svg:height="1cm" svg:x="6.75cm" svg:y="7.5cm">
            <draw:text-box>
              <text:p text:style-name="P3"><text:span text:style-name="T3">L</text:span><text:span text:style-name="T4">1</text:span></text:p>
            </draw:text-box>
          </draw:frame>
          <draw:frame draw:style-name="gr7" draw:text-style-name="P7" draw:layer="layout" svg:width="1.5cm" svg:height="1cm" svg:x="10.95cm" svg:y="6.2cm">
            <draw:text-box>
              <text:p text:style-name="P3"><text:span text:style-name="T3">2L</text:span><text:span text:style-name="T4">1</text:span></text:p>
            </draw:text-box>
          </draw:frame>
          <draw:frame draw:style-name="gr7" draw:text-style-name="P8" draw:layer="layout" svg:width="1.5cm" svg:height="1cm" svg:x="6.85cm" svg:y="4.2cm">
            <draw:text-box>
              <text:p text:style-name="P3"><text:span text:style-name="T5">L</text:span><text:span text:style-name="T6">2</text:span></text:p>
            </draw:text-box>
          </draw:frame>
          <draw:frame draw:style-name="gr7" draw:text-style-name="P8" draw:layer="layout" svg:width="1.5cm" svg:height="1cm" svg:x="10.95cm" svg:y="1.7cm">
            <draw:text-box>
              <text:p text:style-name="P3"><text:span text:style-name="T5">L</text:span><text:span text:style-name="T6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6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19:46.270299144</meta:creation-date>
    <dc:date>2024-02-21T01:38:38.333180030</dc:date>
    <meta:editing-duration>PT13M19S</meta:editing-duration>
    <meta:editing-cycles>4</meta:editing-cycles>
    <meta:generator>LibreOffice/7.4.7.2$Linux_X86_64 LibreOffice_project/40$Build-2</meta:generator>
    <meta:document-statistic meta:object-count="18"/>
  </office:meta>
</office:document-meta>
</file>